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642cm" table:align="left"/>
    </style:style>
    <style:style style:name="Table1.A" style:family="table-column">
      <style:table-column-properties style:column-width="15.642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212cm" fo:border="0.05pt solid #dddddd"/>
    </style:style>
    <style:style style:name="Table3" style:family="table">
      <style:table-properties style:width="12.194cm" table:align="left"/>
    </style:style>
    <style:style style:name="Table3.A" style:family="table-column">
      <style:table-column-properties style:column-width="12.194cm"/>
    </style:style>
    <style:style style:name="Table3.A1" style:family="table-cell">
      <style:table-cell-properties style:vertical-align="middle" fo:padding="0.212cm" fo:border="0.05pt solid #dddddd"/>
    </style:style>
    <style:style style:name="P1" style:family="paragraph" style:parent-style-name="Heading_20_3">
      <style:text-properties fo:font-variant="normal" fo:text-transform="none" fo:color="#ff0040" loext:opacity="100%" style:font-name="Arial" fo:font-size="15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ff0040" loext:opacity="100%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8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196619" loext:opacity="100%" style:font-name="Monaco" fo:font-size="11.25pt" fo:font-style="normal" fo:font-weight="bold"/>
    </style:style>
    <style:style style:name="T4" style:family="text">
      <style:text-properties fo:font-variant="normal" fo:text-transform="none" fo:color="#196619" loext:opacity="100%" style:font-name="Monaco" fo:font-size="11.25pt" fo:letter-spacing="normal" fo:font-style="normal" fo:font-weight="bold"/>
    </style:style>
    <style:style style:name="T5" style:family="text">
      <style:text-properties fo:font-variant="normal" fo:text-transform="none" fo:color="#196619" loext:opacity="100%" style:font-name="Monaco" fo:font-size="11.25pt" fo:font-style="italic" fo:font-weight="bold"/>
    </style:style>
    <style:style style:name="T6" style:family="text">
      <style:text-properties fo:font-variant="normal" fo:text-transform="none" fo:color="#196619" loext:opacity="100%" fo:font-size="11.25pt" fo:font-style="normal"/>
    </style:style>
    <style:style style:name="T7" style:family="text">
      <style:text-properties fo:font-variant="normal" fo:text-transform="none" fo:color="#ff0040" loext:opacity="100%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f00e5" loext:opacity="100%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9" style:family="text">
      <style:text-properties fo:font-style="italic"/>
    </style:style>
    <style:style style:name="T10" style:family="text"/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utomatically Creating Device File</text:h>
      <text:p text:style-name="P11"><text:span text:style-name="T1">The automatic creation of device files can be handled with </text:span><text:span text:style-name="Strong_20_Emphasis"><text:span text:style-name="Source_20_Text"><text:span text:style-name="T4">udev</text:span></text:span></text:span><text:span text:style-name="T1">. Udev is the device manager for the Linux kernel that creates/removes device nodes in the /dev directory dynamically. Just follow the below steps.</text:span></text:p>
      <text:p text:style-name="P3"/>
      <text:list xml:id="list60246345" text:style-name="L1">
        <text:list-item>
          <text:p text:style-name="P14"><text:span text:style-name="T1">Include the header file &lt;</text:span><text:span text:style-name="Strong_20_Emphasis"><text:span text:style-name="Source_20_Text"><text:span text:style-name="T4">linux/device.h&gt;</text:span></text:span></text:span><text:span text:style-name="T1"> and &lt;</text:span><text:span text:style-name="Strong_20_Emphasis"><text:span text:style-name="Source_20_Text"><text:span text:style-name="T4">linux/kdev_t.h&gt;</text:span></text:span></text:span></text:p>
        </text:list-item>
        <text:list-item>
          <text:p text:style-name="P13">Create the struct Class</text:p>
        </text:list-item>
        <text:list-item>
          <text:p text:style-name="P13">Create Device with the class </text:p>
        </text:list-item>
      </text:list>
      <text:p text:style-name="Standard"/>
      <text:h text:style-name="P2" text:outline-level="4">Create the class</text:h>
      <text:p text:style-name="P11"><text:span text:style-name="T1">This will create the struct class for our device driver. It will create a structure under</text:span><text:span text:style-name="Strong_20_Emphasis"><text:span text:style-name="Source_20_Text"><text:span text:style-name="T4">/sys/class/</text:span></text:span></text:span><text:span text:style-name="T1">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Source_20_Text"><text:span text:style-name="T3">struct class * class_create(struct module *owner, const char *name);</text:span></text:span></text:p>
            <text:p text:style-name="P10"><text:span text:style-name="Emphasis"><text:span text:style-name="Strong_20_Emphasis"><text:span text:style-name="Source_20_Text"><text:span text:style-name="T6">owner</text:span></text:span></text:span></text:span><text:span text:style-name="Emphasis"><text:span text:style-name="T9"> – </text:span></text:span>pointer to the module that is to “own” this struct class</text:p>
            <text:p text:style-name="P10"><text:span text:style-name="Emphasis"><text:span text:style-name="Strong_20_Emphasis"><text:span text:style-name="Source_20_Text"><text:span text:style-name="T6">name</text:span></text:span></text:span></text:span><text:span text:style-name="Emphasis"><text:span text:style-name="T9"> – </text:span></text:span>pointer to a string for the name of this class</text:p>
          </table:table-cell>
        </table:table-row>
      </table:table>
      <text:p text:style-name="Standard"/>
      <text:p text:style-name="Standard"/>
      <text:p text:style-name="P11"><text:span text:style-name="T1">This is used to create a struct class pointer that can then be used in calls to </text:span><text:span text:style-name="Strong_20_Emphasis"><text:span text:style-name="Source_20_Text"><text:span text:style-name="T4">class_device_create</text:span></text:span></text:span><text:span text:style-name="T1">. The return value can be checked using </text:span><text:span text:style-name="Strong_20_Emphasis"><text:span text:style-name="Source_20_Text"><text:span text:style-name="T4">IS_ERR()</text:span></text:span></text:span><text:span text:style-name="T1"> macro.</text:span></text:p>
      <text:p text:style-name="P11"><text:span text:style-name="Strong_20_Emphasis"><text:span text:style-name="T2">Note,</text:span></text:span><text:span text:style-name="T1"> the pointer created here is to be destroyed when finished by making a call to </text:span><text:span text:style-name="Strong_20_Emphasis"><text:span text:style-name="Source_20_Text"><text:span text:style-name="T4">class_destroy</text:span></text:span></text:span><text:span text:style-name="T1">.</text:span></text:p>
      <text:p text:style-name="Standard"/>
      <text:p text:style-name="Standard"/>
      <text:p text:style-name="P6"><text:span text:style-name="Source_20_Text"><text:span text:style-name="T4">void class_destroy (struct class * cls);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h text:style-name="P4" text:outline-level="4"><text:span text:style-name="Source_20_Text"><text:span text:style-name="T7">Create Device</text:span></text:span></text:h>
      <text:p text:style-name="P3">This function can be used by char device classes. A struct device will be created in sysfs, registered to the specified clas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Strong_20_Emphasis"><text:span text:style-name="Source_20_Text"><text:span text:style-name="T3">struct device *device_create(struct *class, struct device *parent, dev_t dev, void * </text:span></text:span></text:span><text:span text:style-name="Strong_20_Emphasis"><text:span text:style-name="Source_20_Text"><text:span text:style-name="T5">drvdata, </text:span></text:span></text:span><text:span text:style-name="Strong_20_Emphasis"><text:span text:style-name="Source_20_Text"><text:span text:style-name="T3">const char *fmt, ...);</text:span></text:span></text:span></text:p>
            <text:p text:style-name="P10"><text:span text:style-name="Strong_20_Emphasis"><text:span text:style-name="Source_20_Text"><text:span text:style-name="T3">class </text:span></text:span></text:span><text:span text:style-name="Emphasis">– </text:span>pointer to the struct class that this device should be registered to</text:p>
            <text:p text:style-name="P10"><text:span text:style-name="Strong_20_Emphasis"><text:span text:style-name="Source_20_Text"><text:span text:style-name="T3">parent </text:span></text:span></text:span><text:span text:style-name="Emphasis">– </text:span>pointer to the parent struct device of this new device, if any</text:p>
            <text:p text:style-name="P10"><text:span text:style-name="Strong_20_Emphasis"><text:span text:style-name="Source_20_Text"><text:span text:style-name="T3">devt </text:span></text:span></text:span><text:span text:style-name="Emphasis">– </text:span>the dev_t for the char device to be added</text:p>
            <text:p text:style-name="P10"><text:span text:style-name="Strong_20_Emphasis"><text:span text:style-name="Source_20_Text"><text:span text:style-name="T3">drvdata</text:span></text:span></text:span> – the data to be added to the device for callbacks</text:p>
            <text:p text:style-name="P10"><text:span text:style-name="Strong_20_Emphasis"><text:span text:style-name="Source_20_Text"><text:span text:style-name="T3">fmt </text:span></text:span></text:span><text:span text:style-name="Emphasis">– </text:span>string for the device’s name</text:p>
            <text:p text:style-name="P10"><text:span text:style-name="Emphasis"><text:span text:style-name="Strong_20_Emphasis"><text:span text:style-name="Source_20_Text"><text:span text:style-name="T6">...</text:span></text:span></text:span></text:span><text:span text:style-name="Emphasis"><text:span text:style-name="T9"> – </text:span></text:span>variable arguments</text:p>
          </table:table-cell>
        </table:table-row>
      </table:table>
      <text:p text:style-name="P11"><text:span text:style-name="T1">A “dev” file will be created, showing the dev_t for the device, if the dev_t is not 0,0. If a pointer to a parent struct device is passed in, the newly created struct device will be a child </text:span><text:soft-page-break/><text:span text:style-name="T1">of that device in </text:span><text:a xlink:type="simple" xlink:href="https://embetronicx.com/tutorials/linux/device-drivers/sysfs-in-linux-kernel/" text:style-name="Internet_20_link" text:visited-style-name="Visited_20_Internet_20_Link"><text:span text:style-name="T8">sysfs</text:span></text:a><text:span text:style-name="T1">. The pointer to the struct device will be returned from the call. Any further </text:span><text:a xlink:type="simple" xlink:href="https://embetronicx.com/tutorials/linux/device-drivers/sysfs-in-linux-kernel/" text:style-name="Internet_20_link" text:visited-style-name="Visited_20_Internet_20_Link"><text:span text:style-name="T8">sysfs</text:span></text:a><text:span text:style-name="T1"> files that might be required can be created using this pointer. The return value can be checked using </text:span><text:span text:style-name="Strong_20_Emphasis"><text:span text:style-name="Source_20_Text"><text:span text:style-name="T4">IS_ERR()</text:span></text:span></text:span><text:span text:style-name="T1"> macro.</text:span></text:p>
      <text:p text:style-name="P11"><text:span text:style-name="Strong_20_Emphasis"><text:span text:style-name="T2">Note, </text:span></text:span><text:span text:style-name="T1">you can destroy the device using </text:span><text:span text:style-name="Strong_20_Emphasis"><text:span text:style-name="Source_20_Text"><text:span text:style-name="T4">device_destroy()</text:span></text:span></text:span><text:span text:style-name="T1">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pan text:style-name="Source_20_Text"><text:span text:style-name="T3">void device_destroy (struct class * class, dev_t devt);</text:span></text:span></text:p>
          </table:table-cell>
        </table:table-row>
      </table:table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6:27:12.284794912</meta:creation-date>
    <dc:date>2023-01-09T15:04:04.006890950</dc:date>
    <meta:editing-duration>PT19M18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25" meta:word-count="348" meta:character-count="2049" meta:non-whitespace-character-count="1720"/>
  </office:meta>
</office:document-meta>
</file>